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scripts/>
  <office:font-face-decls/>
  <office:automatic-styles/>
  <office:body>
    <office:spreadsheet>
      <text:variable-decls/>
      <text:user-field-decls/>
      <table:table table:name="Big5"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repository</text:p>
          </table:table-cell>
          <table:table-cell office:value-type="string">
            <text:p>average_openness</text:p>
          </table:table-cell>
          <table:table-cell office:value-type="string">
            <text:p>average_conscientiousness</text:p>
          </table:table-cell>
          <table:table-cell office:value-type="string">
            <text:p>average_extraversion</text:p>
          </table:table-cell>
          <table:table-cell office:value-type="string">
            <text:p>average_agreeableness</text:p>
          </table:table-cell>
          <table:table-cell office:value-type="string">
            <text:p>average_neuroticism</text:p>
          </table:table-cell>
        </table:table-row>
        <table:table-row>
          <table:table-cell office:value-type="string">
            <text:p>utahta__pythonbrew</text:p>
          </table:table-cell>
          <table:table-cell office:value="0.7964883334703072" office:value-type="float"/>
          <table:table-cell office:value="0.591909639393384" office:value-type="float"/>
          <table:table-cell office:value="0.4603047620044642" office:value-type="float"/>
          <table:table-cell office:value="0.614262828171063" office:value-type="float"/>
          <table:table-cell office:value="0.5047990678690277" office:value-type="float"/>
        </table:table-row>
        <table:table-row>
          <table:table-cell office:value-type="string">
            <text:p>formly-js__angular-formly</text:p>
          </table:table-cell>
          <table:table-cell office:value="0.8071430552963456" office:value-type="float"/>
          <table:table-cell office:value="0.5956353833442687" office:value-type="float"/>
          <table:table-cell office:value="0.4912147789455397" office:value-type="float"/>
          <table:table-cell office:value="0.6513236203594649" office:value-type="float"/>
          <table:table-cell office:value="0.49976058606137314" office:value-type="float"/>
        </table:table-row>
        <table:table-row>
          <table:table-cell office:value-type="string">
            <text:p>gazay__gon</text:p>
          </table:table-cell>
          <table:table-cell office:value="0.8076993485375791" office:value-type="float"/>
          <table:table-cell office:value="0.6132566296496268" office:value-type="float"/>
          <table:table-cell office:value="0.5123977542991679" office:value-type="float"/>
          <table:table-cell office:value="0.6733145276714808" office:value-type="float"/>
          <table:table-cell office:value="0.5315191577209816" office:value-type="float"/>
        </table:table-row>
        <table:table-row>
          <table:table-cell office:value-type="string">
            <text:p>HubSpot__offline</text:p>
          </table:table-cell>
          <table:table-cell office:value="0.7955336608662354" office:value-type="float"/>
          <table:table-cell office:value="0.6084243293520302" office:value-type="float"/>
          <table:table-cell office:value="0.4739312305321398" office:value-type="float"/>
          <table:table-cell office:value="0.643352620109009" office:value-type="float"/>
          <table:table-cell office:value="0.5174853587405427" office:value-type="float"/>
        </table:table-row>
        <table:table-row>
          <table:table-cell office:value-type="string">
            <text:p>revolunet__angular-carousel</text:p>
          </table:table-cell>
          <table:table-cell office:value="0.7935200287467802" office:value-type="float"/>
          <table:table-cell office:value="0.5847266144319015" office:value-type="float"/>
          <table:table-cell office:value="0.4788108214802103" office:value-type="float"/>
          <table:table-cell office:value="0.6360770636764591" office:value-type="float"/>
          <table:table-cell office:value="0.4825023853476875" office:value-type="float"/>
        </table:table-row>
        <table:table-row>
          <table:table-cell office:value-type="string">
            <text:p>atom__vim-mode</text:p>
          </table:table-cell>
          <table:table-cell office:value="0.8018371599617143" office:value-type="float"/>
          <table:table-cell office:value="0.5925806483493062" office:value-type="float"/>
          <table:table-cell office:value="0.47368958553849366" office:value-type="float"/>
          <table:table-cell office:value="0.6314540761435217" office:value-type="float"/>
          <table:table-cell office:value="0.4827799310911329" office:value-type="float"/>
        </table:table-row>
        <table:table-row>
          <table:table-cell office:value-type="string">
            <text:p>json5__json5</text:p>
          </table:table-cell>
          <table:table-cell office:value="0.8103626035273731" office:value-type="float"/>
          <table:table-cell office:value="0.5835712257550523" office:value-type="float"/>
          <table:table-cell office:value="0.48565446278544266" office:value-type="float"/>
          <table:table-cell office:value="0.6559753616441304" office:value-type="float"/>
          <table:table-cell office:value="0.47967385327743794" office:value-type="float"/>
        </table:table-row>
        <table:table-row>
          <table:table-cell office:value-type="string">
            <text:p>holman__spark</text:p>
          </table:table-cell>
          <table:table-cell office:value="0.816811075001643" office:value-type="float"/>
          <table:table-cell office:value="0.6020720170946865" office:value-type="float"/>
          <table:table-cell office:value="0.4726246244811276" office:value-type="float"/>
          <table:table-cell office:value="0.6564663278147977" office:value-type="float"/>
          <table:table-cell office:value="0.5055206232072277" office:value-type="float"/>
        </table:table-row>
        <table:table-row>
          <table:table-cell office:value-type="string">
            <text:p>bfirsh__jsnes</text:p>
          </table:table-cell>
          <table:table-cell office:value="0.8032396563077645" office:value-type="float"/>
          <table:table-cell office:value="0.5922801051139575" office:value-type="float"/>
          <table:table-cell office:value="0.46766640304602963" office:value-type="float"/>
          <table:table-cell office:value="0.6619256091221721" office:value-type="float"/>
          <table:table-cell office:value="0.5029192286090172" office:value-type="float"/>
        </table:table-row>
        <table:table-row>
          <table:table-cell office:value-type="string">
            <text:p>casesandberg__reactcss</text:p>
          </table:table-cell>
          <table:table-cell office:value="0.7949413132051459" office:value-type="float"/>
          <table:table-cell office:value="0.6045148302517147" office:value-type="float"/>
          <table:table-cell office:value="0.5003101243912252" office:value-type="float"/>
          <table:table-cell office:value="0.6411043802528089" office:value-type="float"/>
          <table:table-cell office:value="0.47745174594782536" office:value-type="float"/>
        </table:table-row>
        <table:table-row>
          <table:table-cell office:value-type="string">
            <text:p>feathericons__feather</text:p>
          </table:table-cell>
          <table:table-cell office:value="0.8356754224179576" office:value-type="float"/>
          <table:table-cell office:value="0.6063400884729584" office:value-type="float"/>
          <table:table-cell office:value="0.49915533855080135" office:value-type="float"/>
          <table:table-cell office:value="0.6596999379576035" office:value-type="float"/>
          <table:table-cell office:value="0.4903187523179286" office:value-type="float"/>
        </table:table-row>
        <table:table-row>
          <table:table-cell office:value-type="string">
            <text:p>dropbox__dropbox-js</text:p>
          </table:table-cell>
          <table:table-cell office:value="0.7880910396324179" office:value-type="float"/>
          <table:table-cell office:value="0.6017435288985766" office:value-type="float"/>
          <table:table-cell office:value="0.4871756439770623" office:value-type="float"/>
          <table:table-cell office:value="0.6427957755150392" office:value-type="float"/>
          <table:table-cell office:value="0.5306116516116887" office:value-type="float"/>
        </table:table-row>
        <table:table-row>
          <table:table-cell office:value-type="string">
            <text:p>mishoo__UglifyJS</text:p>
          </table:table-cell>
          <table:table-cell office:value="0.8097100616343157" office:value-type="float"/>
          <table:table-cell office:value="0.5925990508777067" office:value-type="float"/>
          <table:table-cell office:value="0.4793045838514188" office:value-type="float"/>
          <table:table-cell office:value="0.6481842047382228" office:value-type="float"/>
          <table:table-cell office:value="0.5066604943725047" office:value-type="float"/>
        </table:table-row>
        <table:table-row>
          <table:table-cell office:value-type="string">
            <text:p>nicinabox__superslides</text:p>
          </table:table-cell>
          <table:table-cell office:value="0.8047513980049764" office:value-type="float"/>
          <table:table-cell office:value="0.5970669230430612" office:value-type="float"/>
          <table:table-cell office:value="0.4870579324788528" office:value-type="float"/>
          <table:table-cell office:value="0.6362125895531826" office:value-type="float"/>
          <table:table-cell office:value="0.4916154402964397" office:value-type="float"/>
        </table:table-row>
        <table:table-row>
          <table:table-cell office:value-type="string">
            <text:p>jaunesarmiento__fries</text:p>
          </table:table-cell>
          <table:table-cell office:value="0.8143188219978647" office:value-type="float"/>
          <table:table-cell office:value="0.6208579177601306" office:value-type="float"/>
          <table:table-cell office:value="0.4860148312007943" office:value-type="float"/>
          <table:table-cell office:value="0.6502968009273643" office:value-type="float"/>
          <table:table-cell office:value="0.5258932509582203" office:value-type="float"/>
        </table:table-row>
        <table:table-row>
          <table:table-cell office:value-type="string">
            <text:p>yeoman__generator-webapp</text:p>
          </table:table-cell>
          <table:table-cell office:value="0.80369109196946" office:value-type="float"/>
          <table:table-cell office:value="0.5908634888776849" office:value-type="float"/>
          <table:table-cell office:value="0.4570541670165426" office:value-type="float"/>
          <table:table-cell office:value="0.6214907225452969" office:value-type="float"/>
          <table:table-cell office:value="0.4954266196076711" office:value-type="float"/>
        </table:table-row>
        <table:table-row>
          <table:table-cell office:value-type="string">
            <text:p>HazyResearch__deepdive</text:p>
          </table:table-cell>
          <table:table-cell office:value="0.7847110603606028" office:value-type="float"/>
          <table:table-cell office:value="0.6064269681858263" office:value-type="float"/>
          <table:table-cell office:value="0.479853311943512" office:value-type="float"/>
          <table:table-cell office:value="0.6444793212805451" office:value-type="float"/>
          <table:table-cell office:value="0.4973348202968378" office:value-type="float"/>
        </table:table-row>
        <table:table-row>
          <table:table-cell office:value-type="string">
            <text:p>rbgirshick__rcnn</text:p>
          </table:table-cell>
          <table:table-cell office:value="0.7664213470089974" office:value-type="float"/>
          <table:table-cell office:value="0.5969171913192288" office:value-type="float"/>
          <table:table-cell office:value="0.48230880575195" office:value-type="float"/>
          <table:table-cell office:value="0.646744219368082" office:value-type="float"/>
          <table:table-cell office:value="0.46927039881932736" office:value-type="float"/>
        </table:table-row>
        <table:table-row>
          <table:table-cell office:value-type="string">
            <text:p>prasmussen__gdrive</text:p>
          </table:table-cell>
          <table:table-cell office:value="0.7767526822405577" office:value-type="float"/>
          <table:table-cell office:value="0.5952033058298055" office:value-type="float"/>
          <table:table-cell office:value="0.452920892629452" office:value-type="float"/>
          <table:table-cell office:value="0.6234862783158175" office:value-type="float"/>
          <table:table-cell office:value="0.5223809778711261" office:value-type="float"/>
        </table:table-row>
        <table:table-row>
          <table:table-cell office:value-type="string">
            <text:p>yuku-t__jquery-textcomplete</text:p>
          </table:table-cell>
          <table:table-cell office:value="0.8051131281970697" office:value-type="float"/>
          <table:table-cell office:value="0.6149501105404439" office:value-type="float"/>
          <table:table-cell office:value="0.4922799062669808" office:value-type="float"/>
          <table:table-cell office:value="0.68227077745409" office:value-type="float"/>
          <table:table-cell office:value="0.5217478964592456" office:value-type="float"/>
        </table:table-row>
        <table:table-row>
          <table:table-cell office:value-type="string">
            <text:p>johnpolacek__superscrollorama</text:p>
          </table:table-cell>
          <table:table-cell office:value="0.8016263624332132" office:value-type="float"/>
          <table:table-cell office:value="0.6083985301010595" office:value-type="float"/>
          <table:table-cell office:value="0.4945008816242075" office:value-type="float"/>
          <table:table-cell office:value="0.6540137419946047" office:value-type="float"/>
          <table:table-cell office:value="0.4930724009289464" office:value-type="float"/>
        </table:table-row>
        <table:table-row>
          <table:table-cell office:value-type="string">
            <text:p>Homebrew__homebrew-php</text:p>
          </table:table-cell>
          <table:table-cell office:value="0.775763990839719" office:value-type="float"/>
          <table:table-cell office:value="0.5977617426816653" office:value-type="float"/>
          <table:table-cell office:value="0.4516902072203713" office:value-type="float"/>
          <table:table-cell office:value="0.6288394976529427" office:value-type="float"/>
          <table:table-cell office:value="0.5002959301213968" office:value-type="float"/>
        </table:table-row>
        <table:table-row>
          <table:table-cell office:value-type="string">
            <text:p>christianalfoni__formsy-react</text:p>
          </table:table-cell>
          <table:table-cell office:value="0.8126522684550905" office:value-type="float"/>
          <table:table-cell office:value="0.5890219945198137" office:value-type="float"/>
          <table:table-cell office:value="0.4869139878663209" office:value-type="float"/>
          <table:table-cell office:value="0.6423671701018887" office:value-type="float"/>
          <table:table-cell office:value="0.4883808364832291" office:value-type="float"/>
        </table:table-row>
        <table:table-row>
          <table:table-cell office:value-type="string">
            <text:p>nelhage__reptyr</text:p>
          </table:table-cell>
          <table:table-cell office:value="0.7782856178318505" office:value-type="float"/>
          <table:table-cell office:value="0.5781556464405354" office:value-type="float"/>
          <table:table-cell office:value="0.45964778544130763" office:value-type="float"/>
          <table:table-cell office:value="0.6379994741417216" office:value-type="float"/>
          <table:table-cell office:value="0.4878539711501725" office:value-type="float"/>
        </table:table-row>
        <table:table-row>
          <table:table-cell office:value-type="string">
            <text:p>JakeWharton__NineOldAndroids</text:p>
          </table:table-cell>
          <table:table-cell office:value="0.7692600653035397" office:value-type="float"/>
          <table:table-cell office:value="0.5858178035361676" office:value-type="float"/>
          <table:table-cell office:value="0.4548510562817487" office:value-type="float"/>
          <table:table-cell office:value="0.6288077332679403" office:value-type="float"/>
          <table:table-cell office:value="0.5005456536683721" office:value-type="float"/>
        </table:table-row>
        <table:table-row>
          <table:table-cell office:value-type="string">
            <text:p>documentcloud__visualsearch</text:p>
          </table:table-cell>
          <table:table-cell office:value="0.8095745254554945" office:value-type="float"/>
          <table:table-cell office:value="0.6046963890104856" office:value-type="float"/>
          <table:table-cell office:value="0.48851818041761935" office:value-type="float"/>
          <table:table-cell office:value="0.6576977810532388" office:value-type="float"/>
          <table:table-cell office:value="0.50867594251858" office:value-type="float"/>
        </table:table-row>
        <table:table-row>
          <table:table-cell office:value-type="string">
            <text:p>specta__specta</text:p>
          </table:table-cell>
          <table:table-cell office:value="0.7965578328584725" office:value-type="float"/>
          <table:table-cell office:value="0.5995448903528475" office:value-type="float"/>
          <table:table-cell office:value="0.4561095178944702" office:value-type="float"/>
          <table:table-cell office:value="0.6202777277641458" office:value-type="float"/>
          <table:table-cell office:value="0.4910581250361975" office:value-type="float"/>
        </table:table-row>
        <table:table-row>
          <table:table-cell office:value-type="string">
            <text:p>nikgraf__belle</text:p>
          </table:table-cell>
          <table:table-cell office:value="0.8133628386437763" office:value-type="float"/>
          <table:table-cell office:value="0.6089713786054961" office:value-type="float"/>
          <table:table-cell office:value="0.49603861320168624" office:value-type="float"/>
          <table:table-cell office:value="0.6837669435283779" office:value-type="float"/>
          <table:table-cell office:value="0.48935676838098335" office:value-type="float"/>
        </table:table-row>
        <table:table-row>
          <table:table-cell office:value-type="string">
            <text:p>tbruyelle__RxPermissions</text:p>
          </table:table-cell>
          <table:table-cell office:value="0.7930399419523765" office:value-type="float"/>
          <table:table-cell office:value="0.5911837598391743" office:value-type="float"/>
          <table:table-cell office:value="0.46948694188997653" office:value-type="float"/>
          <table:table-cell office:value="0.6579051039542863" office:value-type="float"/>
          <table:table-cell office:value="0.4860558860006852" office:value-type="float"/>
        </table:table-row>
        <table:table-row>
          <table:table-cell office:value-type="string">
            <text:p>exif-js__exif-js</text:p>
          </table:table-cell>
          <table:table-cell office:value="0.799153501732092" office:value-type="float"/>
          <table:table-cell office:value="0.5849141751746088" office:value-type="float"/>
          <table:table-cell office:value="0.46312134134169064" office:value-type="float"/>
          <table:table-cell office:value="0.6385423129188462" office:value-type="float"/>
          <table:table-cell office:value="0.49079333026015914" office:value-type="float"/>
        </table:table-row>
        <table:table-row>
          <table:table-cell office:value-type="string">
            <text:p>facebookarchive__facebook-php-sdk</text:p>
          </table:table-cell>
          <table:table-cell office:value="0.8084264998852185" office:value-type="float"/>
          <table:table-cell office:value="0.6511701449895857" office:value-type="float"/>
          <table:table-cell office:value="0.5025689608235173" office:value-type="float"/>
          <table:table-cell office:value="0.6771654106571187" office:value-type="float"/>
          <table:table-cell office:value="0.5500874468471468" office:value-type="float"/>
        </table:table-row>
        <table:table-row>
          <table:table-cell office:value-type="string">
            <text:p>aFarkas__webshim</text:p>
          </table:table-cell>
          <table:table-cell office:value="0.8041753017422364" office:value-type="float"/>
          <table:table-cell office:value="0.5977506949633771" office:value-type="float"/>
          <table:table-cell office:value="0.4758833460050363" office:value-type="float"/>
          <table:table-cell office:value="0.6357491850187224" office:value-type="float"/>
          <table:table-cell office:value="0.5095221707410462" office:value-type="float"/>
        </table:table-row>
        <table:table-row>
          <table:table-cell office:value-type="string">
            <text:p>johnpolacek__scrollorama</text:p>
          </table:table-cell>
          <table:table-cell office:value="0.782366394496996" office:value-type="float"/>
          <table:table-cell office:value="0.5905798651955134" office:value-type="float"/>
          <table:table-cell office:value="0.4964035686773624" office:value-type="float"/>
          <table:table-cell office:value="0.6642033019483148" office:value-type="float"/>
          <table:table-cell office:value="0.4893652498584764" office:value-type="float"/>
        </table:table-row>
        <table:table-row>
          <table:table-cell office:value-type="string">
            <text:p>ashtuchkin__iconv-lite</text:p>
          </table:table-cell>
          <table:table-cell office:value="0.7993430853423267" office:value-type="float"/>
          <table:table-cell office:value="0.5922639201080347" office:value-type="float"/>
          <table:table-cell office:value="0.47257154390357026" office:value-type="float"/>
          <table:table-cell office:value="0.6355163014149255" office:value-type="float"/>
          <table:table-cell office:value="0.49248299966133474" office:value-type="float"/>
        </table:table-row>
        <table:table-row>
          <table:table-cell office:value-type="string">
            <text:p>johannilsson__android-actionbar</text:p>
          </table:table-cell>
          <table:table-cell office:value="0.806790684870552" office:value-type="float"/>
          <table:table-cell office:value="0.6156283801366109" office:value-type="float"/>
          <table:table-cell office:value="0.47691329451638304" office:value-type="float"/>
          <table:table-cell office:value="0.6446419374144347" office:value-type="float"/>
          <table:table-cell office:value="0.5196134657830165" office:value-type="float"/>
        </table:table-row>
        <table:table-row>
          <table:table-cell office:value-type="string">
            <text:p>rtfeldman__seamless-immutable</text:p>
          </table:table-cell>
          <table:table-cell office:value="0.8105831894791747" office:value-type="float"/>
          <table:table-cell office:value="0.5760751278232437" office:value-type="float"/>
          <table:table-cell office:value="0.47048531342675154" office:value-type="float"/>
          <table:table-cell office:value="0.6336232676893517" office:value-type="float"/>
          <table:table-cell office:value="0.4848838987988571" office:value-type="float"/>
        </table:table-row>
        <table:table-row>
          <table:table-cell office:value-type="string">
            <text:p>angular-ui__ui-utils</text:p>
          </table:table-cell>
          <table:table-cell office:value="0.8102513186424128" office:value-type="float"/>
          <table:table-cell office:value="0.5961706385893651" office:value-type="float"/>
          <table:table-cell office:value="0.47836693903463806" office:value-type="float"/>
          <table:table-cell office:value="0.6377550917107093" office:value-type="float"/>
          <table:table-cell office:value="0.5020826964032995" office:value-type="float"/>
        </table:table-row>
        <table:table-row>
          <table:table-cell office:value-type="string">
            <text:p>deis__deis</text:p>
          </table:table-cell>
          <table:table-cell office:value="0.7650772034825396" office:value-type="float"/>
          <table:table-cell office:value="0.6002658477859273" office:value-type="float"/>
          <table:table-cell office:value="0.469215781641031" office:value-type="float"/>
          <table:table-cell office:value="0.6403298181558956" office:value-type="float"/>
          <table:table-cell office:value="0.4985724871246152" office:value-type="float"/>
        </table:table-row>
        <table:table-row>
          <table:table-cell office:value-type="string">
            <text:p>sehmaschine__django-grappelli</text:p>
          </table:table-cell>
          <table:table-cell office:value="0.818704989945769" office:value-type="float"/>
          <table:table-cell office:value="0.5887058946367282" office:value-type="float"/>
          <table:table-cell office:value="0.4882387428942299" office:value-type="float"/>
          <table:table-cell office:value="0.634676594279929" office:value-type="float"/>
          <table:table-cell office:value="0.5134947058066766" office:value-type="float"/>
        </table:table-row>
        <table:table-row>
          <table:table-cell office:value-type="string">
            <text:p>uber-archive__image-diff</text:p>
          </table:table-cell>
          <table:table-cell office:value="0.803324605159673" office:value-type="float"/>
          <table:table-cell office:value="0.6131793821743771" office:value-type="float"/>
          <table:table-cell office:value="0.49243608614079454" office:value-type="float"/>
          <table:table-cell office:value="0.6585381615218614" office:value-type="float"/>
          <table:table-cell office:value="0.5019418978596971" office:value-type="float"/>
        </table:table-row>
        <table:table-row>
          <table:table-cell office:value-type="string">
            <text:p>rbgirshick__fast-rcnn</text:p>
          </table:table-cell>
          <table:table-cell office:value="0.7880936616016058" office:value-type="float"/>
          <table:table-cell office:value="0.609127482683875" office:value-type="float"/>
          <table:table-cell office:value="0.4783748545647103" office:value-type="float"/>
          <table:table-cell office:value="0.6374556591730225" office:value-type="float"/>
          <table:table-cell office:value="0.48533492610203355" office:value-type="float"/>
        </table:table-row>
        <table:table-row>
          <table:table-cell office:value-type="string">
            <text:p>rofl0r__proxychains-ng</text:p>
          </table:table-cell>
          <table:table-cell office:value="0.7529585557202121" office:value-type="float"/>
          <table:table-cell office:value="0.5959534396126931" office:value-type="float"/>
          <table:table-cell office:value="0.4893654556018162" office:value-type="float"/>
          <table:table-cell office:value="0.6647099364948252" office:value-type="float"/>
          <table:table-cell office:value="0.47110441089001936" office:value-type="float"/>
        </table:table-row>
        <table:table-row>
          <table:table-cell office:value-type="string">
            <text:p>nicklockwood__FXBlurView</text:p>
          </table:table-cell>
          <table:table-cell office:value="0.8013992331552762" office:value-type="float"/>
          <table:table-cell office:value="0.5870146203772012" office:value-type="float"/>
          <table:table-cell office:value="0.4922857524878147" office:value-type="float"/>
          <table:table-cell office:value="0.6383830131034556" office:value-type="float"/>
          <table:table-cell office:value="0.4739951496827008" office:value-type="float"/>
        </table:table-row>
        <table:table-row>
          <table:table-cell office:value-type="string">
            <text:p>toland__qlmarkdown</text:p>
          </table:table-cell>
          <table:table-cell office:value="0.7817421384663169" office:value-type="float"/>
          <table:table-cell office:value="0.6113094401874276" office:value-type="float"/>
          <table:table-cell office:value="0.4722179854858218" office:value-type="float"/>
          <table:table-cell office:value="0.6607953469041786" office:value-type="float"/>
          <table:table-cell office:value="0.49545385078341647" office:value-type="float"/>
        </table:table-row>
        <table:table-row>
          <table:table-cell office:value-type="string">
            <text:p>jp9000__OBS</text:p>
          </table:table-cell>
          <table:table-cell office:value="0.8222822961485817" office:value-type="float"/>
          <table:table-cell office:value="0.6049686481532685" office:value-type="float"/>
          <table:table-cell office:value="0.49332067064257906" office:value-type="float"/>
          <table:table-cell office:value="0.6663609117927801" office:value-type="float"/>
          <table:table-cell office:value="0.5110485470098832" office:value-type="float"/>
        </table:table-row>
        <table:table-row>
          <table:table-cell office:value-type="string">
            <text:p>postwait__node-amqp</text:p>
          </table:table-cell>
          <table:table-cell office:value="0.7886005367524056" office:value-type="float"/>
          <table:table-cell office:value="0.5777480242033636" office:value-type="float"/>
          <table:table-cell office:value="0.4951659448144245" office:value-type="float"/>
          <table:table-cell office:value="0.6448796603855949" office:value-type="float"/>
          <table:table-cell office:value="0.4849751625667544" office:value-type="float"/>
        </table:table-row>
        <table:table-row>
          <table:table-cell office:value-type="string">
            <text:p>d3__d3-plugins</text:p>
          </table:table-cell>
          <table:table-cell office:value="0.8139999638625213" office:value-type="float"/>
          <table:table-cell office:value="0.5823639283592865" office:value-type="float"/>
          <table:table-cell office:value="0.47797489728539094" office:value-type="float"/>
          <table:table-cell office:value="0.6309867668944238" office:value-type="float"/>
          <table:table-cell office:value="0.48594792146209426" office:value-type="float"/>
        </table:table-row>
        <table:table-row>
          <table:table-cell office:value-type="string">
            <text:p>overtake__telegram</text:p>
          </table:table-cell>
          <table:table-cell office:value="0.8227771455598502" office:value-type="float"/>
          <table:table-cell office:value="0.6244041610059363" office:value-type="float"/>
          <table:table-cell office:value="0.48038143226145735" office:value-type="float"/>
          <table:table-cell office:value="0.6957111512971587" office:value-type="float"/>
          <table:table-cell office:value="0.514474728134217" office:value-type="float"/>
        </table:table-row>
        <table:table-row>
          <table:table-cell office:value-type="string">
            <text:p>prawnpdf__prawn</text:p>
          </table:table-cell>
          <table:table-cell office:value="0.8175503837594778" office:value-type="float"/>
          <table:table-cell office:value="0.6147791735651611" office:value-type="float"/>
          <table:table-cell office:value="0.49707895832870475" office:value-type="float"/>
          <table:table-cell office:value="0.6524365653321746" office:value-type="float"/>
          <table:table-cell office:value="0.5112199536850802" office:value-type="float"/>
        </table:table-row>
        <table:table-row>
          <table:table-cell office:value-type="string">
            <text:p>thedjpetersen__subway</text:p>
          </table:table-cell>
          <table:table-cell office:value="0.7902226164914784" office:value-type="float"/>
          <table:table-cell office:value="0.5876766010391821" office:value-type="float"/>
          <table:table-cell office:value="0.4746961243590184" office:value-type="float"/>
          <table:table-cell office:value="0.6458959786339952" office:value-type="float"/>
          <table:table-cell office:value="0.4940094235802998" office:value-type="float"/>
        </table:table-row>
        <table:table-row>
          <table:table-cell office:value-type="string">
            <text:p>tilemill-project__tilemill</text:p>
          </table:table-cell>
          <table:table-cell office:value="0.7928877858576711" office:value-type="float"/>
          <table:table-cell office:value="0.5959073793241733" office:value-type="float"/>
          <table:table-cell office:value="0.47033318543523106" office:value-type="float"/>
          <table:table-cell office:value="0.630754640080864" office:value-type="float"/>
          <table:table-cell office:value="0.49224169814351243" office:value-type="float"/>
        </table:table-row>
        <table:table-row>
          <table:table-cell office:value-type="string">
            <text:p>go-mgo__mgo</text:p>
          </table:table-cell>
          <table:table-cell office:value="0.8017056219287317" office:value-type="float"/>
          <table:table-cell office:value="0.6197231712384648" office:value-type="float"/>
          <table:table-cell office:value="0.475887091557473" office:value-type="float"/>
          <table:table-cell office:value="0.6468877705781544" office:value-type="float"/>
          <table:table-cell office:value="0.5155881040586" office:value-type="float"/>
        </table:table-row>
        <table:table-row>
          <table:table-cell office:value-type="string">
            <text:p>nathansearles__Slides</text:p>
          </table:table-cell>
          <table:table-cell office:value="0.7988150982623943" office:value-type="float"/>
          <table:table-cell office:value="0.5997594527921302" office:value-type="float"/>
          <table:table-cell office:value="0.48031167241882106" office:value-type="float"/>
          <table:table-cell office:value="0.6372558369371861" office:value-type="float"/>
          <table:table-cell office:value="0.5109078667678385" office:value-type="float"/>
        </table:table-row>
        <table:table-row>
          <table:table-cell office:value-type="string">
            <text:p>squaremo__rabbit.js</text:p>
          </table:table-cell>
          <table:table-cell office:value="0.7985145716155455" office:value-type="float"/>
          <table:table-cell office:value="0.5956784349379252" office:value-type="float"/>
          <table:table-cell office:value="0.5006944164100156" office:value-type="float"/>
          <table:table-cell office:value="0.6667727370315805" office:value-type="float"/>
          <table:table-cell office:value="0.4985683284221036" office:value-type="float"/>
        </table:table-row>
        <table:table-row>
          <table:table-cell office:value-type="string">
            <text:p>jessesquires__JSQMessagesViewController</text:p>
          </table:table-cell>
          <table:table-cell office:value="0.7920828464070604" office:value-type="float"/>
          <table:table-cell office:value="0.5828641324963466" office:value-type="float"/>
          <table:table-cell office:value="0.487027574198167" office:value-type="float"/>
          <table:table-cell office:value="0.6519751432873353" office:value-type="float"/>
          <table:table-cell office:value="0.46082076081240864" office:value-type="float"/>
        </table:table-row>
        <table:table-row>
          <table:table-cell office:value-type="string">
            <text:p>somerandomdude__Iconic</text:p>
          </table:table-cell>
          <table:table-cell office:value="0.8202838556011978" office:value-type="float"/>
          <table:table-cell office:value="0.6156372389328033" office:value-type="float"/>
          <table:table-cell office:value="0.49626520374761984" office:value-type="float"/>
          <table:table-cell office:value="0.6952521617067461" office:value-type="float"/>
          <table:table-cell office:value="0.49526510447267436" office:value-type="float"/>
        </table:table-row>
        <table:table-row>
          <table:table-cell office:value-type="string">
            <text:p>douban__code</text:p>
          </table:table-cell>
          <table:table-cell office:value="0.7441799386101468" office:value-type="float"/>
          <table:table-cell office:value="0.6040681251545424" office:value-type="float"/>
          <table:table-cell office:value="0.4907830443674121" office:value-type="float"/>
          <table:table-cell office:value="0.676919433715957" office:value-type="float"/>
          <table:table-cell office:value="0.5082415151905064" office:value-type="float"/>
        </table:table-row>
        <table:table-row>
          <table:table-cell office:value-type="string">
            <text:p>adamdbradley__foresight.js</text:p>
          </table:table-cell>
          <table:table-cell office:value="0.8162791025093832" office:value-type="float"/>
          <table:table-cell office:value="0.6165007003840838" office:value-type="float"/>
          <table:table-cell office:value="0.4807384212746948" office:value-type="float"/>
          <table:table-cell office:value="0.6430760994363302" office:value-type="float"/>
          <table:table-cell office:value="0.5369138568778447" office:value-type="float"/>
        </table:table-row>
        <table:table-row>
          <table:table-cell office:value-type="string">
            <text:p>fsnotify__fsnotify</text:p>
          </table:table-cell>
          <table:table-cell office:value="0.7969251444048976" office:value-type="float"/>
          <table:table-cell office:value="0.5979529118107781" office:value-type="float"/>
          <table:table-cell office:value="0.4672283335422074" office:value-type="float"/>
          <table:table-cell office:value="0.6404108217494304" office:value-type="float"/>
          <table:table-cell office:value="0.491960886276994" office:value-type="float"/>
        </table:table-row>
        <table:table-row>
          <table:table-cell office:value-type="string">
            <text:p>nicklockwood__FXForms</text:p>
          </table:table-cell>
          <table:table-cell office:value="0.7966829474458764" office:value-type="float"/>
          <table:table-cell office:value="0.5817218379861663" office:value-type="float"/>
          <table:table-cell office:value="0.48029842398623235" office:value-type="float"/>
          <table:table-cell office:value="0.6505708724159699" office:value-type="float"/>
          <table:table-cell office:value="0.4776532409097845" office:value-type="float"/>
        </table:table-row>
        <table:table-row>
          <table:table-cell office:value-type="string">
            <text:p>lucadegasperi__oauth2-server-laravel</text:p>
          </table:table-cell>
          <table:table-cell office:value="0.7904920766912719" office:value-type="float"/>
          <table:table-cell office:value="0.6474956661025754" office:value-type="float"/>
          <table:table-cell office:value="0.49469110454050413" office:value-type="float"/>
          <table:table-cell office:value="0.668780722193069" office:value-type="float"/>
          <table:table-cell office:value="0.5388506144512288" office:value-type="float"/>
        </table:table-row>
        <table:table-row>
          <table:table-cell office:value-type="string">
            <text:p>wavded__humane-js</text:p>
          </table:table-cell>
          <table:table-cell office:value="0.8157519593950916" office:value-type="float"/>
          <table:table-cell office:value="0.6163940880185238" office:value-type="float"/>
          <table:table-cell office:value="0.49537227749602625" office:value-type="float"/>
          <table:table-cell office:value="0.6569106032977997" office:value-type="float"/>
          <table:table-cell office:value="0.5213223086879037" office:value-type="float"/>
        </table:table-row>
        <table:table-row>
          <table:table-cell office:value-type="string">
            <text:p>go-gorp__gorp</text:p>
          </table:table-cell>
          <table:table-cell office:value="0.8081616351432171" office:value-type="float"/>
          <table:table-cell office:value="0.5941107247902984" office:value-type="float"/>
          <table:table-cell office:value="0.4998959057590277" office:value-type="float"/>
          <table:table-cell office:value="0.6543308519186515" office:value-type="float"/>
          <table:table-cell office:value="0.5077696316716432" office:value-type="float"/>
        </table:table-row>
        <table:table-row>
          <table:table-cell office:value-type="string">
            <text:p>iron__iron</text:p>
          </table:table-cell>
          <table:table-cell office:value="0.8017864831730638" office:value-type="float"/>
          <table:table-cell office:value="0.5991089100749633" office:value-type="float"/>
          <table:table-cell office:value="0.4821999740259794" office:value-type="float"/>
          <table:table-cell office:value="0.6443954503095773" office:value-type="float"/>
          <table:table-cell office:value="0.4984892267529481" office:value-type="float"/>
        </table:table-row>
        <table:table-row>
          <table:table-cell office:value-type="string">
            <text:p>go-martini__martini</text:p>
          </table:table-cell>
          <table:table-cell office:value="0.7926151754136864" office:value-type="float"/>
          <table:table-cell office:value="0.6093823530962583" office:value-type="float"/>
          <table:table-cell office:value="0.5065534087382747" office:value-type="float"/>
          <table:table-cell office:value="0.6583314379375241" office:value-type="float"/>
          <table:table-cell office:value="0.5114353129415046" office:value-type="float"/>
        </table:table-row>
        <table:table-row>
          <table:table-cell office:value-type="string">
            <text:p>twitter-archive__gizzard</text:p>
          </table:table-cell>
          <table:table-cell office:value="0.8264553624975706" office:value-type="float"/>
          <table:table-cell office:value="0.6103517831350207" office:value-type="float"/>
          <table:table-cell office:value="0.49617102674177876" office:value-type="float"/>
          <table:table-cell office:value="0.6696425817320006" office:value-type="float"/>
          <table:table-cell office:value="0.4921322859637985" office:value-type="float"/>
        </table:table-row>
        <table:table-row>
          <table:table-cell office:value-type="string">
            <text:p>square__crossfilter</text:p>
          </table:table-cell>
          <table:table-cell office:value="0.8109398732538688" office:value-type="float"/>
          <table:table-cell office:value="0.6033065105013828" office:value-type="float"/>
          <table:table-cell office:value="0.4972612478569055" office:value-type="float"/>
          <table:table-cell office:value="0.6529208839538865" office:value-type="float"/>
          <table:table-cell office:value="0.5090223302637019" office:value-type="float"/>
        </table:table-row>
        <table:table-row>
          <table:table-cell office:value-type="string">
            <text:p>leapmotion__leapjs</text:p>
          </table:table-cell>
          <table:table-cell office:value="0.8017118516122224" office:value-type="float"/>
          <table:table-cell office:value="0.6066770848128462" office:value-type="float"/>
          <table:table-cell office:value="0.4808209161211244" office:value-type="float"/>
          <table:table-cell office:value="0.6478987137219335" office:value-type="float"/>
          <table:table-cell office:value="0.50896633305291" office:value-type="float"/>
        </table:table-row>
        <table:table-row>
          <table:table-cell office:value-type="string">
            <text:p>makovkastar__FloatingActionButton</text:p>
          </table:table-cell>
          <table:table-cell office:value="0.791805764232108" office:value-type="float"/>
          <table:table-cell office:value="0.5903427550791296" office:value-type="float"/>
          <table:table-cell office:value="0.49014718605149693" office:value-type="float"/>
          <table:table-cell office:value="0.6603852841298611" office:value-type="float"/>
          <table:table-cell office:value="0.46629730115110213" office:value-type="float"/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>
  <office:font-face-decls/>
  <office:styles/>
  <office:automatic-styles/>
  <office:master-styles/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>
  <office:meta>
    <meta:creation-date>2019-05-23T13:16:01.563876</meta:creation-date>
    <dc:date>2019-05-23T13:16:01.597072</dc:date>
    <meta:generator>http://pypi.python.org/pypi/ezodf/0.1.0$Python3.6.7 (default, Oct 22 2018, 11:32:17) 
[GCC 8.2.0]</meta:generator>
    <meta:document-statistic/>
    <meta:editing-cycles>1</meta:editing-cycles>
  </office:meta>
</office:document-meta>
</file>